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Observer toevoegen</text:p>
      <text:p text:style-name="Standaard">Lijst type aanpassen</text:p>
      <text:p text:style-name="Standaard">Launcher van de controller splitsen</text:p>
      <text:p text:style-name="Standaard">Cancel van registerU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bruiker</meta:initial-creator>
    <dc:creator>Gebruiker</dc:creator>
    <meta:creation-date>2018-05-08T15:10:00Z</meta:creation-date>
    <dc:date>2018-05-08T15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15" meta:character-count="97" meta:row-count="1" meta:non-whitespace-character-count="83"/>
  </office:meta>
</office:document-meta>
</file>